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2362in" svg:y="2.8287in">
            <draw:object draw:notify-on-update-of-ranges="Sheet1.C1:Sheet1.C1 Sheet1.C2:Sheet1.C12 Sheet1.D1:Sheet1.D1 Sheet1.D2:Sheet1.D12 Sheet1.C1:Sheet1.C1 Sheet1.C2:Sheet1.C12 Sheet1.E1:Sheet1.E1 Sheet1.F2:Sheet1.F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Vin</text:p>
          </table:table-cell>
          <table:table-cell table:style-name="Default" office:value-type="string" calcext:value-type="string">
            <text:p>Vce (V)</text:p>
          </table:table-cell>
          <table:table-cell table:style-name="Default" office:value-type="string" calcext:value-type="string">
            <text:p>Ib (µA)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0.00000000001002739" calcext:value-type="float">
            <text:p>-1.002739E-011</text:p>
          </table:table-cell>
          <table:table-cell table:formula="of:=[.E2]*1000000" office:value-type="float" office:value="-0.00001002739" calcext:value-type="float">
            <text:p>-1.002739E-00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.95808" calcext:value-type="float">
            <text:p>8.95808</text:p>
          </table:table-cell>
          <table:table-cell office:value-type="float" office:value="0.0000004217226" calcext:value-type="float">
            <text:p>4.217226E-007</text:p>
          </table:table-cell>
          <table:table-cell table:formula="of:=[.E3]*1000000" office:value-type="float" office:value="0.4217226" calcext:value-type="float">
            <text:p>0.421722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.695125" calcext:value-type="float">
            <text:p>6.695125</text:p>
          </table:table-cell>
          <table:table-cell office:value-type="float" office:value="0.000001390354" calcext:value-type="float">
            <text:p>1.390354E-006</text:p>
          </table:table-cell>
          <table:table-cell table:formula="of:=[.E4]*1000000" office:value-type="float" office:value="1.390354" calcext:value-type="float">
            <text:p>1.39035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.57018" calcext:value-type="float">
            <text:p>4.57018</text:p>
          </table:table-cell>
          <table:table-cell office:value-type="float" office:value="0.000002376209" calcext:value-type="float">
            <text:p>2.376209E-006</text:p>
          </table:table-cell>
          <table:table-cell table:formula="of:=[.E5]*1000000" office:value-type="float" office:value="2.376209" calcext:value-type="float">
            <text:p>2.376209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596251" calcext:value-type="float">
            <text:p>2.596251</text:p>
          </table:table-cell>
          <table:table-cell office:value-type="float" office:value="0.00000336698" calcext:value-type="float">
            <text:p>0.000003367</text:p>
          </table:table-cell>
          <table:table-cell table:formula="of:=[.E6]*1000000" office:value-type="float" office:value="3.36698" calcext:value-type="float">
            <text:p>3.36698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7625309" calcext:value-type="float">
            <text:p>0.7625309</text:p>
          </table:table-cell>
          <table:table-cell office:value-type="float" office:value="0.000004360115" calcext:value-type="float">
            <text:p>4.360115E-006</text:p>
          </table:table-cell>
          <table:table-cell table:formula="of:=[.E7]*1000000" office:value-type="float" office:value="4.360115" calcext:value-type="float">
            <text:p>4.36011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1584739" calcext:value-type="float">
            <text:p>0.1584739</text:p>
          </table:table-cell>
          <table:table-cell office:value-type="float" office:value="0.000005358028" calcext:value-type="float">
            <text:p>0.000005358</text:p>
          </table:table-cell>
          <table:table-cell table:formula="of:=[.E8]*1000000" office:value-type="float" office:value="5.358028" calcext:value-type="float">
            <text:p>5.358028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1333493" calcext:value-type="float">
            <text:p>0.1333493</text:p>
          </table:table-cell>
          <table:table-cell office:value-type="float" office:value="0.000006357838" calcext:value-type="float">
            <text:p>6.357838E-006</text:p>
          </table:table-cell>
          <table:table-cell table:formula="of:=[.E9]*1000000" office:value-type="float" office:value="6.357838" calcext:value-type="float">
            <text:p>6.357838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1204953" calcext:value-type="float">
            <text:p>0.1204953</text:p>
          </table:table-cell>
          <table:table-cell office:value-type="float" office:value="0.000007357686" calcext:value-type="float">
            <text:p>7.357686E-006</text:p>
          </table:table-cell>
          <table:table-cell table:formula="of:=[.E10]*1000000" office:value-type="float" office:value="7.357686" calcext:value-type="float">
            <text:p>7.357686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1118373" calcext:value-type="float">
            <text:p>0.1118373</text:p>
          </table:table-cell>
          <table:table-cell office:value-type="float" office:value="0.000008357547" calcext:value-type="float">
            <text:p>8.357547E-006</text:p>
          </table:table-cell>
          <table:table-cell table:formula="of:=[.E11]*1000000" office:value-type="float" office:value="8.357547" calcext:value-type="float">
            <text:p>8.357547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053184" calcext:value-type="float">
            <text:p>0.1053184</text:p>
          </table:table-cell>
          <table:table-cell office:value-type="float" office:value="0.000009357414" calcext:value-type="float">
            <text:p>9.357414E-006</text:p>
          </table:table-cell>
          <table:table-cell table:formula="of:=[.E12]*1000000" office:value-type="float" office:value="9.357414" calcext:value-type="float">
            <text:p>9.3574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 style:data-style-name="N2" text:time-value="19:27:42.470643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Sjöberg</meta:initial-creator>
    <meta:creation-date>2014-11-28T14:16:34.624071842</meta:creation-date>
    <dc:date>2014-11-28T19:53:05.922906800</dc:date>
    <dc:creator>Jonas Sjöberg</dc:creator>
    <meta:editing-duration>PT1H43M1S</meta:editing-duration>
    <meta:editing-cycles>7</meta:editing-cycles>
    <meta:generator>LibreOffice/4.2.7.2$Linux_x86 LibreOffice_project/420m0$Build-2</meta:generator>
    <meta:document-statistic meta:table-count="1" meta:cell-count="47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76cm" svg:y="0.316cm" chart:style-name="ch2">
          <text:p>Collector-emitter voltage vs. Base current</text:p>
        </chart:title>
        <chart:legend chart:legend-position="end" svg:x="13.491cm" svg:y="3.952cm" style:legend-expansion="high" chart:style-name="ch3"/>
        <chart:plot-area chart:style-name="ch4" table:cell-range-address="Sheet1.C1:Sheet1.D12 Sheet1.E1:Sheet1.E1 Sheet1.F2:Sheet1.F12" chart:data-source-has-labels="row" svg:x="1.331cm" svg:y="1.301cm" svg:width="10.96cm" svg:height="6.538cm">
          <chartooo:coordinate-region svg:x="1.952cm" svg:y="1.501cm" svg:width="9.717cm" svg:height="5.691cm"/>
          <chart:axis chart:dimension="x" chart:name="primary-x" chart:style-name="ch5">
            <chart:title svg:x="6.277cm" svg:y="8.019cm" chart:style-name="ch6">
              <text:p>Vin (V)</text:p>
            </chart:title>
            <chart:grid chart:style-name="ch7" chart:class="major"/>
          </chart:axis>
          <chart:axis chart:dimension="y" chart:name="primary-y" chart:style-name="ch8">
            <chart:title svg:x="0.451cm" svg:y="5.156cm" chart:style-name="ch9">
              <text:p>Vce (V)</text:p>
            </chart:title>
            <chart:grid chart:style-name="ch7" chart:class="major"/>
          </chart:axis>
          <chart:axis chart:dimension="y" chart:name="secondary-y" chart:style-name="ch10">
            <chart:title svg:x="12.611cm" svg:y="5.104cm" chart:style-name="ch9">
              <text:p>Ib (µA)</text:p>
            </chart:title>
          </chart:axis>
          <chart:series chart:attached-axis="primary-y" chart:style-name="ch11" chart:values-cell-range-address="Sheet1.D2:Sheet1.D12" chart:label-cell-address="Sheet1.D1:Sheet1.D1" chart:class="chart:scatter">
            <chart:domain table:cell-range-address="Sheet1.C2:Sheet1.C12"/>
            <chart:data-point chart:repeated="11"/>
          </chart:series>
          <chart:series chart:attached-axis="secondary-y" chart:style-name="ch12" chart:values-cell-range-address="Sheet1.F2:Sheet1.F12" chart:label-cell-address="Sheet1.E1:Sheet1.E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ce (V)</text:p>
                <draw:g>
                  <svg:desc>Sheet1.D1:Sheet1.D1</svg:desc>
                </draw:g>
              </table:table-cell>
              <table:table-cell office:value-type="string">
                <text:p>Ib (µA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12</svg:desc>
                </draw:g>
              </table:table-cell>
              <table:table-cell office:value-type="float" office:value="10">
                <text:p>10</text:p>
                <draw:g>
                  <svg:desc>Sheet1.D2:Sheet1.D12</svg:desc>
                </draw:g>
              </table:table-cell>
              <table:table-cell office:value-type="float" office:value="-0.00001002739">
                <text:p>-0.00001002739</text:p>
                <draw:g>
                  <svg:desc>Sheet1.F2:Sheet1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95808">
                <text:p>8.95808</text:p>
              </table:table-cell>
              <table:table-cell office:value-type="float" office:value="0.4217226">
                <text:p>0.4217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695125">
                <text:p>6.695125</text:p>
              </table:table-cell>
              <table:table-cell office:value-type="float" office:value="1.390354">
                <text:p>1.390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.57018">
                <text:p>4.57018</text:p>
              </table:table-cell>
              <table:table-cell office:value-type="float" office:value="2.376209">
                <text:p>2.3762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596251">
                <text:p>2.596251</text:p>
              </table:table-cell>
              <table:table-cell office:value-type="float" office:value="3.36698">
                <text:p>3.36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625309">
                <text:p>0.7625309</text:p>
              </table:table-cell>
              <table:table-cell office:value-type="float" office:value="4.360115">
                <text:p>4.360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584739">
                <text:p>0.1584739</text:p>
              </table:table-cell>
              <table:table-cell office:value-type="float" office:value="5.358028">
                <text:p>5.3580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333493">
                <text:p>0.1333493</text:p>
              </table:table-cell>
              <table:table-cell office:value-type="float" office:value="6.357838">
                <text:p>6.357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204953">
                <text:p>0.1204953</text:p>
              </table:table-cell>
              <table:table-cell office:value-type="float" office:value="7.357686">
                <text:p>7.3576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118373">
                <text:p>0.1118373</text:p>
              </table:table-cell>
              <table:table-cell office:value-type="float" office:value="8.357547">
                <text:p>8.3575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053184">
                <text:p>0.1053184</text:p>
              </table:table-cell>
              <table:table-cell office:value-type="float" office:value="9.357414">
                <text:p>9.3574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